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me screen &gt; first (no one logged in)</text:p>
      <text:p text:style-name="Standard"><draw:rect text:anchor-type="paragraph" draw:z-index="25" draw:style-name="gr3" draw:text-style-name="P1" svg:width="3.5142in" svg:height="0.8894in" svg:x="-0.0028in" svg:y="0.0709in"><text:p/></draw:rect></text:p>
      <text:p text:style-name="Standard"><draw:rect text:anchor-type="paragraph" draw:z-index="1" draw:style-name="gr1" draw:text-style-name="P1" svg:width="0.8185in" svg:height="0.178in" svg:x="1.152in" svg:y="0.0283in"><text:p text:style-name="P1">password</text:p></draw:rect><draw:rect text:anchor-type="paragraph" draw:z-index="3" draw:style-name="gr1" draw:text-style-name="P1" svg:width="0.8185in" svg:height="0.178in" svg:x="2.2563in" svg:y="0.0173in"><text:p text:style-name="P1">Login</text:p></draw:rect>Administrator</text:p>
      <text:p text:style-name="Standard"/>
      <text:p text:style-name="Standard"><draw:rect text:anchor-type="paragraph" draw:z-index="2" draw:style-name="gr1" draw:text-style-name="P1" svg:width="0.8185in" svg:height="0.178in" svg:x="1.152in" svg:y="0.0283in"><text:p text:style-name="P1">password</text:p></draw:rect><draw:rect text:anchor-type="paragraph" draw:z-index="4" draw:style-name="gr1" draw:text-style-name="P1" svg:width="0.8185in" svg:height="0.178in" svg:x="2.2563in" svg:y="0.0173in"><text:p text:style-name="P1">Login</text:p></draw:rect>Director</text:p>
      <text:p text:style-name="Standard"/>
      <text:p text:style-name="Standard"/>
      <text:p text:style-name="Standard"/>
      <text:p text:style-name="Standard">Selection screen &gt; D</text:p>
      <text:p text:style-name="Standard"><draw:rect text:anchor-type="paragraph" draw:z-index="26" draw:style-name="gr3" draw:text-style-name="P1" svg:width="3.5142in" svg:height="2.0197in" svg:x="-0.0028in" svg:y="0.0709in"><text:p/></draw:rect></text:p>
      <text:p text:style-name="Standard">Logged in as Director</text:p>
      <text:p text:style-name="Standard"/>
      <text:p text:style-name="Standard">Select a railroad</text:p>
      <text:p text:style-name="Standard"/>
      <text:p text:style-name="Standard"><draw:rect text:anchor-type="paragraph" draw:z-index="9" draw:style-name="gr2" draw:text-style-name="P1" svg:width="0.1858in" svg:height="0.1315in" svg:x="0.1654in" svg:y="0.0319in"><text:p/></draw:rect><text:tab/>Railroad A</text:p>
      <text:p text:style-name="Standard"><draw:rect text:anchor-type="paragraph" draw:z-index="10" draw:style-name="gr2" draw:text-style-name="P1" svg:width="0.1858in" svg:height="0.1315in" svg:x="0.1654in" svg:y="0.0319in"><text:p/></draw:rect><text:tab/>Railroad B</text:p>
      <text:p text:style-name="Standard"><draw:rect text:anchor-type="paragraph" draw:z-index="11" draw:style-name="gr2" draw:text-style-name="P1" svg:width="0.1858in" svg:height="0.1315in" svg:x="0.1654in" svg:y="0.0319in"><text:p/></draw:rect><text:tab/>Etc.</text:p>
      <text:p text:style-name="Standard"><draw:rect text:anchor-type="paragraph" draw:z-index="0" draw:style-name="gr1" draw:text-style-name="P1" svg:width="0.8185in" svg:height="0.178in" svg:x="0.0756in" svg:y="0.1811in"><text:p text:style-name="P1">Select</text:p></draw:rect></text:p>
      <text:p text:style-name="Standard"/>
      <text:p text:style-name="Standard"/>
      <text:p text:style-name="Standard"/>
      <text:p text:style-name="Standard"/>
      <text:p text:style-name="Standard">Selection screen &gt; A</text:p>
      <text:p text:style-name="Standard"><draw:rect text:anchor-type="paragraph" draw:z-index="34" draw:style-name="gr3" draw:text-style-name="P1" svg:width="3.5142in" svg:height="2.0197in" svg:x="-0.0028in" svg:y="0.0709in"><text:p/></draw:rect></text:p>
      <text:p text:style-name="Standard">Logged in as Administrator</text:p>
      <text:p text:style-name="Standard"/>
      <text:p text:style-name="Standard">Select a railroad</text:p>
      <text:p text:style-name="Standard"/>
      <text:p text:style-name="Standard"><draw:rect text:anchor-type="paragraph" draw:z-index="31" draw:style-name="gr2" draw:text-style-name="P1" svg:width="0.1858in" svg:height="0.1315in" svg:x="0.1654in" svg:y="0.0319in"><text:p/></draw:rect><draw:rect text:anchor-type="paragraph" draw:z-index="36" draw:style-name="gr1" draw:text-style-name="P1" svg:width="0.8185in" svg:height="0.178in" svg:x="1.3236in" svg:y="0.0071in"><text:p text:style-name="P1">Delete</text:p></draw:rect><text:tab/>Railroad A</text:p>
      <text:p text:style-name="Standard"><draw:rect text:anchor-type="paragraph" draw:z-index="32" draw:style-name="gr2" draw:text-style-name="P1" svg:width="0.1858in" svg:height="0.1315in" svg:x="0.1654in" svg:y="0.0319in"><text:p/></draw:rect><draw:rect text:anchor-type="paragraph" draw:z-index="37" draw:style-name="gr1" draw:text-style-name="P1" svg:width="0.8185in" svg:height="0.178in" svg:x="1.3236in" svg:y="0.0071in"><text:p text:style-name="P1">Delete</text:p></draw:rect><text:tab/>Railroad B</text:p>
      <text:p text:style-name="Standard"><draw:rect text:anchor-type="paragraph" draw:z-index="33" draw:style-name="gr2" draw:text-style-name="P1" svg:width="0.1858in" svg:height="0.1315in" svg:x="0.1654in" svg:y="0.0319in"><text:p/></draw:rect><draw:rect text:anchor-type="paragraph" draw:z-index="38" draw:style-name="gr1" draw:text-style-name="P1" svg:width="0.8185in" svg:height="0.178in" svg:x="1.3236in" svg:y="0.0071in"><text:p text:style-name="P1">Delete</text:p></draw:rect><text:tab/>Etc.</text:p>
      <text:p text:style-name="Standard"><draw:rect text:anchor-type="paragraph" draw:z-index="30" draw:style-name="gr1" draw:text-style-name="P1" svg:width="0.8185in" svg:height="0.178in" svg:x="0.0756in" svg:y="0.1811in"><text:p text:style-name="P1">Select</text:p></draw:rect><draw:rect text:anchor-type="paragraph" draw:z-index="35" draw:style-name="gr1" draw:text-style-name="P1" svg:width="0.8185in" svg:height="0.178in" svg:x="1.3236in" svg:y="0.1811in"><text:p text:style-name="P1">+ Railroad</text:p></draw:rect></text:p>
      <text:p text:style-name="Standard"/>
      <text:p text:style-name="Standard"/>
      <text:p text:style-name="Standard"/>
      <text:p text:style-name="Standard"/>
      <text:p text:style-name="Standard">Home screen &gt; second (Displays while A or D is on the Selection screen &gt; first)</text:p>
      <text:p text:style-name="Standard"><draw:rect text:anchor-type="paragraph" draw:z-index="27" draw:style-name="gr3" draw:text-style-name="P1" svg:width="3.5142in" svg:height="0.4795in" svg:x="-0.0028in" svg:y="0.0709in"><text:p/></draw:rect></text:p>
      <text:p text:style-name="Standard">Stand by ….</text:p>
      <text:p text:style-name="Standard"/>
      <text:p text:style-name="Standard"/>
      <text:p text:style-name="Standard">Home screen &gt; third (Session not activated by director)</text:p>
      <text:p text:style-name="Standard"><draw:rect text:anchor-type="paragraph" draw:z-index="28" draw:style-name="gr3" draw:text-style-name="P1" svg:width="3.5142in" svg:height="1.2185in" svg:x="-0.0028in" svg:y="0.0709in"><text:p/></draw:rect></text:p>
      <text:p text:style-name="Standard"><draw:rect text:anchor-type="paragraph" draw:z-index="24" draw:style-name="gr1" draw:text-style-name="P1" svg:width="0.5697in" svg:height="0.535in" svg:x="0.1984in" svg:y="0.0098in"><text:p text:style-name="P1">Logo</text:p></draw:rect></text:p>
      <text:p text:style-name="Standard"><text:tab/><text:tab/>&lt;Model railroad name&gt;</text:p>
      <text:p text:style-name="Standard"/>
      <text:p text:style-name="Standard"/>
      <text:p text:style-name="Standard">No active session</text:p>
      <text:p text:style-name="Standard"/>
      <text:p text:style-name="Standard"><text:soft-page-break/>Home screen &gt; fourth (Session activated by director)</text:p>
      <text:p text:style-name="Standard"/>
      <text:p text:style-name="Standard"><draw:rect text:anchor-type="paragraph" draw:z-index="29" draw:style-name="gr3" draw:text-style-name="P1" svg:width="3.5142in" svg:height="5.1878in" svg:x="-0.0028in" svg:y="0.022in"><text:p/></draw:rect></text:p>
      <text:p text:style-name="Standard"><draw:rect text:anchor-type="paragraph" draw:z-index="23" draw:style-name="gr1" draw:text-style-name="P1" svg:width="0.5697in" svg:height="0.535in" svg:x="0.1984in" svg:y="0.0098in"><text:p text:style-name="P1">&lt;Logo&gt;</text:p></draw:rect></text:p>
      <text:p text:style-name="Standard"><text:tab/><text:tab/>&lt;Model railroad name&gt;</text:p>
      <text:p text:style-name="Standard"/>
      <text:p text:style-name="Standard"/>
      <text:p text:style-name="Standard">Employee Sign Up:</text:p>
      <text:p text:style-name="Standard"/>
      <text:p text:style-name="Standard"><draw:rect text:anchor-type="paragraph" draw:z-index="5" draw:style-name="gr2" draw:text-style-name="P1" svg:width="0.1858in" svg:height="0.1315in" svg:x="0.1654in" svg:y="0.0319in"><text:p/></draw:rect><text:tab/>&lt;dispatcher manager&gt;</text:p>
      <text:p text:style-name="Standard"><draw:rect text:anchor-type="paragraph" draw:z-index="6" draw:style-name="gr2" draw:text-style-name="P1" svg:width="0.1858in" svg:height="0.1315in" svg:x="0.1654in" svg:y="0.0319in"><text:p/></draw:rect><text:tab/>&lt;dispatcher manager&gt;</text:p>
      <text:p text:style-name="Standard"><draw:rect text:anchor-type="paragraph" draw:z-index="7" draw:style-name="gr2" draw:text-style-name="P1" svg:width="0.1858in" svg:height="0.1315in" svg:x="0.1654in" svg:y="0.0319in"><text:p/></draw:rect><text:tab/>&lt;Etc&gt;</text:p>
      <text:p text:style-name="Standard"><draw:rect text:anchor-type="paragraph" draw:z-index="8" draw:style-name="gr2" draw:text-style-name="P1" svg:width="0.1858in" svg:height="0.1315in" svg:x="0.1654in" svg:y="0.0319in"><text:p/></draw:rect><text:tab/>Crew Caller</text:p>
      <text:p text:style-name="Standard"/>
      <text:p text:style-name="Standard"/>
      <text:p text:style-name="Standard"><draw:rect text:anchor-type="paragraph" draw:z-index="12" draw:style-name="gr2" draw:text-style-name="P1" svg:width="0.1858in" svg:height="0.1315in" svg:x="0.1654in" svg:y="0.0319in"><text:p/></draw:rect><text:tab/>&lt;track group manager&gt;</text:p>
      <text:p text:style-name="Standard"><draw:rect text:anchor-type="paragraph" draw:z-index="13" draw:style-name="gr2" draw:text-style-name="P1" svg:width="0.1858in" svg:height="0.1315in" svg:x="0.1654in" svg:y="0.0319in"><text:p/></draw:rect><text:tab/>&lt;track group manager&gt;</text:p>
      <text:p text:style-name="Standard"><draw:rect text:anchor-type="paragraph" draw:z-index="14" draw:style-name="gr2" draw:text-style-name="P1" svg:width="0.1858in" svg:height="0.1315in" svg:x="0.1654in" svg:y="0.0319in"><text:p/></draw:rect><draw:rect text:anchor-type="paragraph" draw:z-index="15" draw:style-name="gr2" draw:text-style-name="P1" svg:width="0.1858in" svg:height="0.1315in" svg:x="0.1654in" svg:y="0.0319in"><text:p/></draw:rect><text:tab/>&lt;track group manager&gt;</text:p>
      <text:p text:style-name="Standard"><draw:rect text:anchor-type="paragraph" draw:z-index="16" draw:style-name="gr2" draw:text-style-name="P1" svg:width="0.1858in" svg:height="0.1315in" svg:x="0.1654in" svg:y="0.0319in"><text:p/></draw:rect><text:tab/>&lt;Etc.&gt;</text:p>
      <text:p text:style-name="Standard"/>
      <text:p text:style-name="Standard"/>
      <text:p text:style-name="Standard"><draw:rect text:anchor-type="paragraph" draw:z-index="17" draw:style-name="gr2" draw:text-style-name="P1" svg:width="0.1858in" svg:height="0.1315in" svg:x="0.1654in" svg:y="0.0319in"><text:p/></draw:rect><text:tab/>Train Crew</text:p>
      <text:p text:style-name="Standard"><draw:rect text:anchor-type="paragraph" draw:z-index="18" draw:style-name="gr2" draw:text-style-name="P1" svg:width="0.1858in" svg:height="0.1315in" svg:x="0.1654in" svg:y="0.0319in"><text:p/></draw:rect><text:tab/>Yard Crew</text:p>
      <text:p text:style-name="Standard"><draw:rect text:anchor-type="paragraph" draw:z-index="19" draw:style-name="gr2" draw:text-style-name="P1" svg:width="0.1858in" svg:height="0.1315in" svg:x="0.1654in" svg:y="0.0319in"><text:p/></draw:rect><text:tab/>Local Crew</text:p>
      <text:p text:style-name="Standard"><draw:rect text:anchor-type="paragraph" draw:z-index="20" draw:style-name="gr2" draw:text-style-name="P1" svg:width="0.1858in" svg:height="0.1315in" svg:x="0.1654in" svg:y="0.0319in"><text:p/></draw:rect><text:tab/>Hostler</text:p>
      <text:p text:style-name="Standard"/>
      <text:p text:style-name="Standard"><draw:rect text:anchor-type="paragraph" draw:z-index="21" draw:style-name="gr2" draw:text-style-name="P1" svg:width="0.5189in" svg:height="0.178in" svg:x="0.1799in" svg:y="0.0075in"><text:p/></draw:rect><text:tab/><text:tab/>Initials<text:tab/><text:tab/></text:p>
      <text:p text:style-name="Standard"><draw:rect text:anchor-type="paragraph" draw:z-index="22" draw:style-name="gr1" draw:text-style-name="P1" svg:width="0.8185in" svg:height="0.178in" svg:x="0.1728in" svg:y="0.1008in"><text:p text:style-name="P1">Join</text:p></draw:rect></text:p>
      <text:p text:style-name="Standard"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g Ritacco</meta:initial-creator>
    <meta:creation-date>2024-01-18T14:22:32.05</meta:creation-date>
    <dc:date>2024-01-27T11:50:54.53</dc:date>
    <dc:creator>Greg Ritacco</dc:creator>
    <meta:editing-duration>P3DT10H59M39S</meta:editing-duration>
    <meta:editing-cycles>53</meta:editing-cycles>
    <meta:generator>OpenOffice/4.1.14$Win32 OpenOffice.org_project/4114m1$Build-9811</meta:generator>
    <meta:document-statistic meta:table-count="0" meta:image-count="0" meta:object-count="0" meta:page-count="2" meta:paragraph-count="37" meta:word-count="115" meta:character-count="697"/>
  </office:meta>
</office:document-meta>
</file>